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's Face Some Hard Questions and Where do we Go From Here?</text:p>
      <text:p text:style-name="P1"><text:span text:style-name="T1"/></text:p>
      <text:p text:style-name="P2"><text:span text:style-name="T1">1. Does it matter what you believe about God? ___. <text:s/>Why or why not?_____________________</text:span></text:p>
      <text:p text:style-name="P2"><text:span text:style-name="T1">__________________________________________________________________________________________________________________________________________________________</text:span></text:p>
      <text:p text:style-name="P2"><text:span text:style-name="T1"/></text:p>
      <text:p text:style-name="P2"><text:span text:style-name="T1">2. <text:s/>What are four things that Jesus does that no other religious leader has done?_____________</text:span></text:p>
      <text:p text:style-name="P2"><text:span text:style-name="T1">__________________________________________________________________________________________________________________________________________________________</text:span></text:p>
      <text:p text:style-name="P2"><text:span text:style-name="T1"/></text:p>
      <text:p text:style-name="P2"><text:span text:style-name="T1">3. <text:s/>What are some things all religions have in common?_________________________________</text:span></text:p>
      <text:p text:style-name="P2"><text:span text:style-name="T1">_____________________________________________________________________________</text:span></text:p>
      <text:p text:style-name="P2"><text:span text:style-name="T1">_____________________________________________________________________________</text:span></text:p>
      <text:p text:style-name="P2"><text:span text:style-name="T1"/></text:p>
      <text:p text:style-name="P2"><text:span text:style-name="T1">4. <text:s/>How should Christians behave toward those of other faiths?___________________________</text:span></text:p>
      <text:p text:style-name="P2"><text:span text:style-name="T1">_____________________________________________________________________________</text:span></text:p>
      <text:p text:style-name="P2"><text:span text:style-name="T1"/></text:p>
      <text:p text:style-name="P2"><text:span text:style-name="T1">5. <text:s/>How should we regard other people's religion? <text:s/>Is it a sampling of the truth, a lie from Satan, a seeking after God, or something else? <text:s/>_____________________________________________</text:span></text:p>
      <text:p text:style-name="P2"><text:span text:style-name="T1">_____________________________________________________________________________</text:span></text:p>
      <text:p text:style-name="P2"><text:span text:style-name="T1">_____________________________________________________________________________</text:span></text:p>
      <text:p text:style-name="P2"><text:span text:style-name="T1"/></text:p>
      <text:p text:style-name="P2"><text:span text:style-name="T1">6. <text:s/>How should we regard those who do not obey the Gospel or have never heard the Gospel? </text:span></text:p>
      <text:p text:style-name="P2"><text:span text:style-name="T1">Romans 2:12-16________________________________________________________________</text:span></text:p>
      <text:p text:style-name="P2"><text:span text:style-name="T1">_____________________________________________________________________________</text:span></text:p>
      <text:p text:style-name="P2"><text:span text:style-name="T1">_____________________________________________________________________________</text:span></text:p>
      <text:p text:style-name="P2"><text:span text:style-name="T1"/></text:p>
      <text:p text:style-name="P2"><text:span text:style-name="T1">7. <text:s/>Will it be in the end that all men will be saved? <text:s/>____________________________________</text:span></text:p>
      <text:p text:style-name="P2"><text:span text:style-name="T1"/></text:p>
      <text:p text:style-name="P2"><text:span text:style-name="T1">8. <text:s/>Will it be in the end that all "good people" will go to heaven? <text:s/>Why or Why not? <text:s/>Titus 3:3-7</text:span></text:p>
      <text:p text:style-name="P2"><text:span text:style-name="T1">_____________________________________________________________________________</text:span></text:p>
      <text:p text:style-name="P2"><text:span text:style-name="T1">_____________________________________________________________________________</text:span></text:p>
      <text:p text:style-name="P2"><text:span text:style-name="T1"/></text:p>
      <text:p text:style-name="P2"><text:span text:style-name="T1">9. <text:s/>What are the three things we can do with the message of the cross?_____________________</text:span></text:p>
      <text:p text:style-name="P2"><text:span text:style-name="T1">_____________________________________________________________________________</text:span></text:p>
      <text:p text:style-name="P2"><text:span text:style-name="T1">_____________________________________________________________________________</text:span></text:p>
      <text:p text:style-name="P2"><text:span text:style-name="T1"/></text:p>
      <text:p text:style-name="P2"><text:span text:style-name="T1">10. <text:s/>What are the consequences of these three choices?__________________________________</text:span></text:p>
      <text:p text:style-name="P2"><text:span text:style-name="T1">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2"><text:span text:style-name="T1"/></text:p>
      <text:p text:style-name="P2"><text:span text:style-name="T1">11. <text:s/>Who do you know that needs to make the right decision?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583in" fo:margin-bottom="0.7811in" fo:margin-left="0.6043in" fo:margin-right="0.31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9T17:44:36</meta:creation-date>
    <meta:document-statistic meta:table-count="0" meta:image-count="0" meta:object-count="0" meta:page-count="1" meta:paragraph-count="27" meta:word-count="193" meta:character-count="2613"/>
    <dc:date>2009-08-09T17:55:33</dc:date>
    <meta:editing-duration>PT00H10M57S</meta:editing-duration>
    <meta:editing-cycles>1</meta:editing-cycles>
    <meta:generator>OpenOffice.org/3.0$Unix OpenOffice.org_project/300m15$Build-9379</meta:generator>
  </office:meta>
</office:document-meta>
</file>